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master-page-name="MP0">
      <style:paragraph-properties fo:text-align="justify" style:justify-single-word="false" style:page-number="auto" fo:break-before="pag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officeooo:rsid="0005a7d6" officeooo:paragraph-rsid="0005a7d6"/>
    </style:style>
    <style:style style:name="T1" style:family="text">
      <style:text-properties officeooo:rsid="0005a7d6"/>
    </style:style>
    <style:style style:name="T2" style:family="text">
      <style:text-properties officeooo:rsid="0006516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sługa świateł na skrzyżowaniach (zielona fala)</text:p>
      <text:p text:style-name="P1"/>
      <text:p text:style-name="P1">Wykonali: Fryderyk Muras, Łukasz Gosek III rok informatyka</text:p>
      <text:p text:style-name="P2">Email: …, lgosek@student.agh.edu.pl</text:p>
      <text:p text:style-name="P2"/>
      <text:p text:style-name="P1">Cel programu:</text:p>
      <text:p text:style-name="P1">Celem programu jest sterowanie światłami na trzech skrzyżowaniach w sposób zapewniający występowanie zielonej fali na drodze o największym natężeniu ruchu. Ponadto prezentowana jest liczba samochodów oczekujących na przejazd na każdym ze skrzyżowań <text:span text:style-name="T2">oraz liczba samochodów która przez nie przejechała</text:span>. Całość programu utrzymana jest w konwencji współbieżnej.</text:p>
      <text:p text:style-name="P1"/>
      <text:p text:style-name="P1">Opis i schemat struktury zadaniowej:</text:p>
      <text:p text:style-name="P1">Struktura programu opiera się na lekkich procesach Erlanga, które komunikują się ze sobą poprzez wiadomości. Program składa się z następujących procesów:</text:p>
      <text:list xml:id="list863868543218578198" text:style-name="L1">
        <text:list-item>
          <text:p text:style-name="P5">main – główny proces odpowiadający za całość symulacji</text:p>
        </text:list-item>
        <text:list-item>
          <text:p text:style-name="P5">keyboardListener – proces obsługujący klawiaturę, odczytuje komendy użytkownika</text:p>
        </text:list-item>
        <text:list-item>
          <text:p text:style-name="P5">intersectionModel – proces modelujący jedno skrzyżowanie</text:p>
        </text:list-item>
        <text:list-item>
          <text:p text:style-name="P5">lightsPair – proces modelujący parę sygnalizatorów położonych na przeciwległych drogach na skrzyżowaniu</text:p>
        </text:list-item>
        <text:list-item>
          <text:p text:style-name="P5">counter – proces obsługujący kolejkę samochodów do skrzyżowania oraz zliczający samochody, które przez skrzyżowanie przejechały</text:p>
        </text:list-item>
        <text:list-item>
          <text:p text:style-name="P5">shifter – proces zarządzający przejściami samochodów pomiędzy skrzyżowaniami</text:p>
        </text:list-item>
        <text:list-item>
          <text:p text:style-name="P5">shiftcar – proces tworzony dla każdego samochodu, który <text:span text:style-name="T1">przemieszcza się</text:span> pomiędzy dwoma skrzyżowaniami </text:p>
        </text:list-item>
      </text:list>
      <text:p text:style-name="P1">Proces main spawnuje proces keyboardListener oraz trzy (po jednym dla każdego skrzyżowania) procesy intersectionModel. Następnie każdy z nich spawnuje dwa procesy lightsPair oraz proces counter. W procesie symulacji, w odpowiednich odstępach czasu proces main wysyła do procesów intersectionModel wiadomości o konieczności przełączenia świateł, każdy z nich przesyła odpowiednie wiadomości do swoich procesów lightsPair. Jeżeli światło na skrzyżowaniu jest zielone, proces interectionModel przesyła odpowiednią wiadomość do swojego procesu counter. Jeżeli kolejki do danego skrzyżowania nie są puste, proces counter wysyła do procesu shifter wiadomość o przesunięciu samochodu i zmniejsza stan licznika odpowiedniej kolejki oraz zwiększa licznik główny, czyli ilość samochodów jakie przejechały przez skrzyżowanie. Proces shifter spawnuje proces shiftcar, który z odpowiednim opóźnieniem dodaje samochód do kolejki na odpowiednim skrzyżowaniu poprzez wysłanie wiadomości do procesu intersectionModel, który z kolei przysyła wiadomość do swojego procesu counter. Proces keyboardListener po odczytaniu znaku z klawiatury przesyła go w wiadomości do procesu main.</text:p>
      <text:p text:style-name="P1"/>
      <text:p text:style-name="P1">Instrukcja obsługi:</text:p>
      <text:p text:style-name="P6">Program uruchamiany jest poprzez uruchomienie skryptu launcher.sh. Skrypt ten kompiluje i uruchamia odpowiednie skrypty Erlanga. Aby zakończyć działanie programu należy nacisnąć „q” i potwierdzić klawiszem Enter.</text:p>
      <text:p text:style-name="P1"/>
      <text:p text:style-name="P1">Możliwe rozszerzenia programu:</text:p>
      <text:p text:style-name="P1">W stosunkowo łatwy sposób możliwe jest rozszerzenie programu o kolejne skrzyżowania na głównej drodze. Umożliwia to stworzenie uniwersalnego modelu skrzyżowania, który może być wykorzystany wielokrotni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_20_wstępnie_20_sformatowany" style:display-name="HTML - wstępnie sformatowany" style:family="paragraph" style:parent-style-name="Normalny">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fo:hyphenate="true"/>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TML_20_-_20_wstępnie_20_sformatowany_20_Znak" style:display-name="HTML - wstępnie sformatowany Znak" style:family="text" style:parent-style-name="Domyślna_20_czcionka_20_akapitu">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1-12T13:51:00Z</meta:creation-date>
    <dc:date>2019-01-15T12:01:29.916578200</dc:date>
    <meta:editing-cycles>6</meta:editing-cycles>
    <meta:editing-duration>PT41M53S</meta:editing-duration>
    <meta:document-statistic meta:table-count="0" meta:image-count="0" meta:object-count="0" meta:page-count="1" meta:paragraph-count="19" meta:word-count="365" meta:character-count="2929" meta:non-whitespace-character-count="2582"/>
    <meta:template xlink:type="simple" xlink:actuate="onRequest" xlink:title="" xlink:href="Normal.dotm"/>
  </office:meta>
</office:document-meta>
</file>